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41mm"/>
    </style:style>
    <style:style style:name="co2" style:family="table-column">
      <style:table-column-properties fo:break-before="auto" style:column-width="78.99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26.16mm"/>
    </style:style>
    <style:style style:name="co7" style:family="table-column">
      <style:table-column-properties fo:break-before="auto" style:column-width="28.15mm"/>
    </style:style>
    <style:style style:name="co8" style:family="table-column">
      <style:table-column-properties fo:break-before="auto" style:column-width="17.69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9.58mm" fo:break-before="auto" style:use-optimal-row-height="false"/>
    </style:style>
    <style:style style:name="ro7" style:family="table-row">
      <style:table-row-properties style:row-height="18.79mm" fo:break-before="auto" style:use-optimal-row-height="false"/>
    </style:style>
    <style:style style:name="ro8" style:family="table-row">
      <style:table-row-properties style:row-height="19.0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0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4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95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5f_BuiltIn_5f_Comma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-ranges="議員4.A1:議員4.I93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48" table:default-cell-style-name="ce7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嘉義縣政府<text:span text:style-name="T1">103</text:span><text:span text:style-name="T2">年度對議員所提地方建設建議事項處理明細表</text:span></text:p>
            </table:table-cell>
            <table:covered-table-cell table:style-name="ce8"/>
            <table:covered-table-cell table:number-columns-repeated="4" table:style-name="ce12"/>
            <table:covered-table-cell table:number-columns-repeated="2" table:style-name="ce17"/>
            <table:covered-table-cell table:style-name="ce8"/>
            <table:table-cell table:number-columns-repeated="1015"/>
          </table:table-row>
          <table:table-row table:style-name="ro1">
            <table:table-cell table:style-name="ce1" office:value-type="string" calcext:value-type="string" table:number-columns-spanned="9" table:number-rows-spanned="1">
              <text:p>至<text:span text:style-name="T1">103</text:span><text:span text:style-name="T2">年</text:span><text:span text:style-name="T3">6</text:span><text:span text:style-name="T2">月止</text:span></text:p>
            </table:table-cell>
            <table:covered-table-cell table:style-name="ce8"/>
            <table:covered-table-cell table:number-columns-repeated="4" table:style-name="ce12"/>
            <table:covered-table-cell table:number-columns-repeated="2" table:style-name="ce17"/>
            <table:covered-table-cell table:style-name="ce8"/>
            <table:table-cell table:number-columns-repeated="1015"/>
          </table:table-row>
          <table:table-row table:style-name="ro2">
            <table:table-cell table:style-name="ce2" office:value-type="string" calcext:value-type="string">
              <text:p>表<text:span text:style-name="T4">4</text:span></text:p>
            </table:table-cell>
            <table:table-cell table:style-name="ce9" office:value-type="string" calcext:value-type="string" table:number-columns-spanned="7" table:number-rows-spanned="1">
              <text:p>  (<text:span text:style-name="T7">本表為半年報</text:span><text:span text:style-name="T8">)</text:span></text:p>
            </table:table-cell>
            <table:covered-table-cell table:number-columns-repeated="6" table:style-name="ce13"/>
            <table:table-cell table:style-name="ce18" office:value-type="string" calcext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calcext:value-type="string" table:number-columns-spanned="1" table:number-rows-spanned="2">
              <text:p>議員姓名</text:p>
            </table:table-cell>
            <table:table-cell table:style-name="ce3" office:value-type="string" calcext:value-type="string" table:number-columns-spanned="1" table:number-rows-spanned="2">
              <text:p>建議項目及內容</text:p>
            </table:table-cell>
            <table:table-cell table:style-name="ce3" office:value-type="string" calcext:value-type="string" table:number-columns-spanned="1" table:number-rows-spanned="2">
              <text:p>建議地點</text:p>
            </table:table-cell>
            <table:table-cell table:style-name="ce3" office:value-type="string" calcext:value-type="string" table:number-columns-spanned="1" table:number-rows-spanned="2">
              <text:p>建議金額</text:p>
            </table:table-cell>
            <table:table-cell table:style-name="ce3" office:value-type="string" calcext:value-type="string" table:number-columns-spanned="5" table:number-rows-spanned="1">
              <text:p>核定情形</text:p>
            </table:table-cell>
            <table:covered-table-cell table:number-columns-repeated="4" table:style-name="ce4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3" office:value-type="string" calcext:value-type="string">
              <text:p>核定金額</text:p>
            </table:table-cell>
            <table:table-cell table:style-name="ce3" office:value-type="string" calcext:value-type="string">
              <text:p>經費支用科目</text:p>
            </table:table-cell>
            <table:table-cell table:style-name="ce3" office:value-type="string" calcext:value-type="string">
              <text:p>主辦機關</text:p>
            </table:table-cell>
            <table:table-cell table:style-name="ce3" office:value-type="string" calcext:value-type="string">
              <text:p>招標方式</text:p>
            </table:table-cell>
            <table:table-cell table:style-name="ce3" office:value-type="string" calcext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calcext:value-type="string">
            <text:p>王幸悅</text:p>
          </table:table-cell>
          <table:table-cell table:style-name="ce10" office:value-type="string" calcext:value-type="string">
            <text:p>新港農地重劃區東路<text:span text:style-name="T5">55</text:span><text:span text:style-name="T6">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4" office:value-type="float" office:value="770" calcext:value-type="float">
            <text:p><text:s/>77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王幸悅</text:p>
          </table:table-cell>
          <table:table-cell table:style-name="ce10" office:value-type="string" calcext:value-type="string">
            <text:p>新港鄉板頭村嘉<text:span text:style-name="T5">74</text:span><text:span text:style-name="T6">線道路鋪面改善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4" office:value-type="float" office:value="79.3" calcext:value-type="float">
            <text:p><text:s/>79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余政達</text:p>
          </table:table-cell>
          <table:table-cell table:style-name="ce10" office:value-type="string" calcext:value-type="string">
            <text:p>過山村開元后<text:span text:style-name="T5">42</text:span><text:span text:style-name="T6">號前道路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299" calcext:value-type="float">
            <text:p><text:s/>299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吳思蓉</text:p>
          </table:table-cell>
          <table:table-cell table:style-name="ce10" office:value-type="string" calcext:value-type="string">
            <text:p>嘉<text:span text:style-name="T5">114</text:span><text:span text:style-name="T6">線</text:span><text:span text:style-name="T9">2k+20(</text:span><text:span text:style-name="T6">中坑二號橋前</text:span><text:span text:style-name="T9">)</text:span><text:span text:style-name="T6">修復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4" office:value-type="float" office:value="17.3" calcext:value-type="float">
            <text:p><text:s/>17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0" office:value-type="string" calcext:value-type="string">
            <text:p>安仁農地重劃區北路<text:span text:style-name="T5">22</text:span><text:span text:style-name="T6">改善工程</text:span></text:p>
          </table:table-cell>
          <table:table-cell table:style-name="ce5" office:value-type="string" calcext:value-type="string">
            <text:p>太保市</text:p>
          </table:table-cell>
          <table:table-cell table:number-columns-repeated="2" table:style-name="ce14" office:value-type="float" office:value="1600" calcext:value-type="float">
            <text:p><text:s/>1,6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官文樹</text:p>
          </table:table-cell>
          <table:table-cell table:style-name="ce10" office:value-type="string" calcext:value-type="string">
            <text:p>太保市道路排水及麥當勞旁道路改善工程</text:p>
          </table:table-cell>
          <table:table-cell table:style-name="ce5" office:value-type="string" calcext:value-type="string">
            <text:p>太保市</text:p>
          </table:table-cell>
          <table:table-cell table:style-name="ce14" office:value-type="float" office:value="910" calcext:value-type="float">
            <text:p><text:s/>910 </text:p>
          </table:table-cell>
          <table:table-cell table:style-name="ce14" office:value-type="float" office:value="400" calcext:value-type="float">
            <text:p><text:s/>4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0" office:value-type="string" calcext:value-type="string">
            <text:p>好收農地重劃區東路<text:span text:style-name="T5">56</text:span><text:span text:style-name="T6">及北路</text:span><text:span text:style-name="T9">42</text:span><text:span text:style-name="T6">下段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1560" calcext:value-type="float">
            <text:p><text:s/>1,56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0" office:value-type="string" calcext:value-type="string">
            <text:p>六美農地重劃區<text:span text:style-name="T5">R56</text:span><text:span text:style-name="T6">及幹路</text:span><text:span text:style-name="T9">21</text:span><text:span text:style-name="T6">改善工程</text:span></text:p>
          </table:table-cell>
          <table:table-cell table:style-name="ce5" office:value-type="string" calcext:value-type="string">
            <text:p>六腳鄉</text:p>
            <text:p>新港鄉</text:p>
          </table:table-cell>
          <table:table-cell table:number-columns-repeated="2" table:style-name="ce14" office:value-type="float" office:value="1980" calcext:value-type="float">
            <text:p><text:s/>1,98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宜聰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林秀琴</text:p>
          </table:table-cell>
          <table:table-cell table:style-name="ce10" office:value-type="string" calcext:value-type="string">
            <text:p>新港鄉嘉<text:span text:style-name="T5">86</text:span><text:span text:style-name="T6">線中華電信機房旁排水溝改善工程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4" office:value-type="float" office:value="1000" calcext:value-type="float">
            <text:p><text:s/>1,0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6">
          <table:table-cell table:style-name="ce5" office:value-type="string" calcext:value-type="string">
            <text:p>林秀琴</text:p>
          </table:table-cell>
          <table:table-cell table:style-name="ce10" office:value-type="string" calcext:value-type="string">
            <text:p>嘉<text:span text:style-name="T5">76</text:span><text:span text:style-name="T6">線鄉道</text:span><text:span text:style-name="T9">(</text:span><text:span text:style-name="T6">約</text:span><text:span text:style-name="T9">1.6k</text:span><text:span text:style-name="T6">處附近</text:span><text:span text:style-name="T9">)</text:span><text:span text:style-name="T6">與嘉南大圳北幹線交叉處路側損壞坍塌案，建請增設護欄及安全措施並拓寬危險彎道</text:span></text:p>
          </table:table-cell>
          <table:table-cell table:style-name="ce5" office:value-type="string" calcext:value-type="string">
            <text:p>新港鄉</text:p>
          </table:table-cell>
          <table:table-cell table:number-columns-repeated="2" table:style-name="ce14" office:value-type="float" office:value="164" calcext:value-type="float">
            <text:p><text:s/>164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0" office:value-type="string" calcext:value-type="string">
            <text:p>中平村堤防邊農路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4" office:value-type="float" office:value="1200" calcext:value-type="float">
            <text:p><text:s/>1,2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0" office:value-type="string" calcext:value-type="string">
            <text:p>仁里村水圳邊及六桂段等農路改善工程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4" office:value-type="float" office:value="1300" calcext:value-type="float">
            <text:p><text:s/>1,3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0" office:value-type="string" calcext:value-type="string">
            <text:p>西過農地重劃區南北<text:span text:style-name="T5">21</text:span><text:span text:style-name="T6">路等改善工程</text:span></text:p>
          </table:table-cell>
          <table:table-cell table:style-name="ce5" office:value-type="string" calcext:value-type="string">
            <text:p>義竹鄉</text:p>
          </table:table-cell>
          <table:table-cell table:number-columns-repeated="2" table:style-name="ce14" office:value-type="float" office:value="1200" calcext:value-type="float">
            <text:p><text:s/>1,2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有志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0" office:value-type="string" calcext:value-type="string">
            <text:p>大槺榔農地重劃區幹路<text:span text:style-name="T5">3</text:span><text:span text:style-name="T6">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4" office:value-type="float" office:value="700" calcext:value-type="float">
            <text:p><text:s/>7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取得</text:p>
          </table:table-cell>
          <table:table-cell table:style-name="ce5" office:value-type="string" calcext:value-type="string">
            <text:p>毅豐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翁聰賢</text:p>
          </table:table-cell>
          <table:table-cell table:style-name="ce10" office:value-type="string" calcext:value-type="string">
            <text:p>布袋鎮布袋分局前道路改善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4" office:value-type="float" office:value="96.918" calcext:value-type="float">
            <text:p><text:s/>97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0" office:value-type="string" calcext:value-type="string">
            <text:p>內甕段<text:span text:style-name="T5">634-1</text:span><text:span text:style-name="T6">地號產業道路改善工程</text:span></text:p>
          </table:table-cell>
          <table:table-cell table:style-name="ce5" office:value-type="string" calcext:value-type="string">
            <text:p>番路鄉</text:p>
          </table:table-cell>
          <table:table-cell table:number-columns-repeated="2" table:style-name="ce14" office:value-type="float" office:value="336" calcext:value-type="float">
            <text:p><text:s/>336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番路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0" office:value-type="string" calcext:value-type="string">
            <text:p>中埔鄉社口村羨仔林社區路面修舖工程</text:p>
          </table:table-cell>
          <table:table-cell table:style-name="ce5" office:value-type="string" calcext:value-type="string">
            <text:p>中埔鄉</text:p>
          </table:table-cell>
          <table:table-cell table:number-columns-repeated="2" table:style-name="ce14" office:value-type="float" office:value="283.5" calcext:value-type="float">
            <text:p><text:s/>284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張明達</text:p>
          </table:table-cell>
          <table:table-cell table:style-name="ce10" office:value-type="string" calcext:value-type="string">
            <text:p>番路鄉內甕村後坑仔部落路面修舖工程</text:p>
          </table:table-cell>
          <table:table-cell table:style-name="ce5" office:value-type="string" calcext:value-type="string">
            <text:p>番路鄉</text:p>
          </table:table-cell>
          <table:table-cell table:number-columns-repeated="2" table:style-name="ce14" office:value-type="float" office:value="300" calcext:value-type="float">
            <text:p><text:s/>3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承瑋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0" office:value-type="string" calcext:value-type="string">
            <text:p>梅山鄉太平村等六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2000" calcext:value-type="float">
            <text:p><text:s/>2,0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0" office:value-type="string" calcext:value-type="string">
            <text:p>梅山鄉安靖村等八村及大林鎮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2500" calcext:value-type="float">
            <text:p><text:s/>2,5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0" office:value-type="string" calcext:value-type="string">
            <text:p>梅山鄉太和村瑞峰村龍眼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1200" calcext:value-type="float">
            <text:p><text:s/>1,2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郭芳宜</text:p>
          </table:table-cell>
          <table:table-cell table:style-name="ce10" office:value-type="string" calcext:value-type="string">
            <text:p>半天村、過山村農路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800" calcext:value-type="float">
            <text:p><text:s/>8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鴨母寮農地重劃區東路<text:span text:style-name="T5">5</text:span><text:span text:style-name="T6">東段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320" calcext:value-type="float">
            <text:p><text:s/>32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朴子市牛桃灣生態公園道路改善工程</text:p>
          </table:table-cell>
          <table:table-cell table:style-name="ce5" office:value-type="string" calcext:value-type="string">
            <text:p>朴子市</text:p>
          </table:table-cell>
          <table:table-cell table:style-name="ce14" office:value-type="float" office:value="1308" calcext:value-type="float">
            <text:p><text:s/>1,308 </text:p>
          </table:table-cell>
          <table:table-cell table:style-name="ce14" office:value-type="float" office:value="1000" calcext:value-type="float">
            <text:p><text:s/>1,00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東石鄉東石村基督教鄉村福音佈團宅前道路鋪面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4" office:value-type="float" office:value="220" calcext:value-type="float">
            <text:p><text:s/>22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東石鄉塭仔村村里道路鋪面改善工程</text:p>
          </table:table-cell>
          <table:table-cell table:style-name="ce5" office:value-type="string" calcext:value-type="string">
            <text:p>東石鄉</text:p>
          </table:table-cell>
          <table:table-cell table:number-columns-repeated="2" table:style-name="ce14" office:value-type="float" office:value="550" calcext:value-type="float">
            <text:p><text:s/>55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朴子市溪口里村里道路改善工程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4" office:value-type="float" office:value="139" calcext:value-type="float">
            <text:p><text:s/>139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六腳鄉正義村<text:span text:style-name="T5">(</text:span><text:span text:style-name="T6">活動中心</text:span><text:span text:style-name="T9">)</text:span><text:span text:style-name="T6">占富厝道路改善工程</text:span>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4" office:value-type="float" office:value="70" calcext:value-type="float">
            <text:p><text:s/>7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六腳鄉蒜東村村里道路修復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4" office:value-type="float" office:value="110" calcext:value-type="float">
            <text:p><text:s/>11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六腳鄉正義村下双溪道路改善工程</text:p>
          </table:table-cell>
          <table:table-cell table:style-name="ce5" office:value-type="string" calcext:value-type="string">
            <text:p>六腳鄉</text:p>
          </table:table-cell>
          <table:table-cell table:number-columns-repeated="2" table:style-name="ce14" office:value-type="float" office:value="320" calcext:value-type="float">
            <text:p><text:s/>32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怡岳</text:p>
          </table:table-cell>
          <table:table-cell table:style-name="ce10" office:value-type="string" calcext:value-type="string">
            <text:p>朴子市都市計畫區巷道大同東路<text:span text:style-name="T5">1</text:span><text:span text:style-name="T6">巷道路改善工程</text:span></text:p>
          </table:table-cell>
          <table:table-cell table:style-name="ce5" office:value-type="string" calcext:value-type="string">
            <text:p>朴子市</text:p>
          </table:table-cell>
          <table:table-cell table:number-columns-repeated="2" table:style-name="ce14" office:value-type="float" office:value="120" calcext:value-type="float">
            <text:p><text:s/>12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0" office:value-type="string" calcext:value-type="string">
            <text:p>梅山鄉瑞里村道路及擋土牆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1000" calcext:value-type="float">
            <text:p><text:s/>1,0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0" office:value-type="string" calcext:value-type="string">
            <text:p>梅山鄉雙溪村芎蕉山雙梅、外湖、咬人坑、後溝埔等擋土牆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保仁</text:p>
          </table:table-cell>
          <table:table-cell table:style-name="ce10" office:value-type="string" calcext:value-type="string">
            <text:p>嘉<text:span text:style-name="T5">151</text:span><text:span text:style-name="T6">線</text:span><text:span text:style-name="T9">0.5k</text:span><text:span text:style-name="T6">附近道路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240" calcext:value-type="float">
            <text:p><text:s/>24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0" office:value-type="string" calcext:value-type="string">
            <text:p>樹林頭農地重劃區南北<text:span text:style-name="T5">21</text:span><text:span text:style-name="T6">路改善工程</text:span>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4" office:value-type="float" office:value="550" calcext:value-type="float">
            <text:p><text:s/>55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陳鳳梅</text:p>
          </table:table-cell>
          <table:table-cell table:style-name="ce10" office:value-type="string" calcext:value-type="string">
            <text:p>布袋鎮新岑里海國宮旁道路、排水溝零星修繕工程</text:p>
          </table:table-cell>
          <table:table-cell table:style-name="ce5" office:value-type="string" calcext:value-type="string">
            <text:p>布袋鎮</text:p>
          </table:table-cell>
          <table:table-cell table:number-columns-repeated="2" table:style-name="ce14" office:value-type="float" office:value="98.5" calcext:value-type="float">
            <text:p><text:s/>99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豪真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樟樹坪段<text:span text:style-name="T5">00743</text:span><text:span text:style-name="T6">等地號產業道路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灣橋埤堂蝕溝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1000" calcext:value-type="float">
            <text:p><text:s/>1,0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瓦厝埔<text:span text:style-name="T5">1183</text:span><text:span text:style-name="T6">等地號產業道路改善工程</text:span>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360" calcext:value-type="float">
            <text:p><text:s/>36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鹽菜甕土地公廟旁產業道路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1200" calcext:value-type="float">
            <text:p><text:s/>1,2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竹崎鄉光華村村里道路鋪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470" calcext:value-type="float">
            <text:p><text:s/>47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慶禹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竹崎鄉塘興村番仔路科往下坪村里道路鋪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竹崎鄉桃源村泉洲厝村里道路鋪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200" calcext:value-type="float">
            <text:p><text:s/>2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竹崎鄉桃源村泉洲厝往竹頭尾村里道路鋪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630" calcext:value-type="float">
            <text:p><text:s/>63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曾亮哲</text:p>
          </table:table-cell>
          <table:table-cell table:style-name="ce10" office:value-type="string" calcext:value-type="string">
            <text:p>竹崎鄉塘興村番仔路科往下坪村里道路鋪面改善工程</text:p>
          </table:table-cell>
          <table:table-cell table:style-name="ce5" office:value-type="string" calcext:value-type="string">
            <text:p>竹崎鄉</text:p>
          </table:table-cell>
          <table:table-cell table:number-columns-repeated="2" table:style-name="ce14" office:value-type="float" office:value="400" calcext:value-type="float">
            <text:p><text:s/>4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芳義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傑</text:p>
          </table:table-cell>
          <table:table-cell table:style-name="ce10" office:value-type="string" calcext:value-type="string">
            <text:p>太保市新埤、舊埤、過溝及港尾里道路鋪面改善工程</text:p>
          </table:table-cell>
          <table:table-cell table:style-name="ce5" office:value-type="string" calcext:value-type="string">
            <text:p>太保市</text:p>
          </table:table-cell>
          <table:table-cell table:style-name="ce14" office:value-type="float" office:value="3637" calcext:value-type="float">
            <text:p><text:s/>3,637 </text:p>
          </table:table-cell>
          <table:table-cell table:style-name="ce14" office:value-type="float" office:value="3000" calcext:value-type="float">
            <text:p><text:s/>3,0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0" office:value-type="string" calcext:value-type="string">
            <text:p>松山村松子腳段<text:span text:style-name="T5">269</text:span><text:span text:style-name="T6">之</text:span><text:span text:style-name="T9">9</text:span><text:span text:style-name="T6">地號產業道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350" calcext:value-type="float">
            <text:p><text:s/>35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0" office:value-type="string" calcext:value-type="string">
            <text:p>福權農地重劃區<text:span text:style-name="T5">15</text:span><text:span text:style-name="T6">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300" calcext:value-type="float">
            <text:p><text:s/>3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0" office:value-type="string" calcext:value-type="string">
            <text:p>頂寮農地重劃區東西<text:span text:style-name="T5">10</text:span><text:span text:style-name="T6">路下段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550" calcext:value-type="float">
            <text:p><text:s/>55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0" office:value-type="string" calcext:value-type="string">
            <text:p>民雄鄉中樂村民南段鋪面改善工程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600" calcext:value-type="float">
            <text:p><text:s/>60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黃嘉寬</text:p>
          </table:table-cell>
          <table:table-cell table:style-name="ce10" office:value-type="string" calcext:value-type="string">
            <text:p>民雄鄉松山村<text:span text:style-name="T5">5</text:span><text:span text:style-name="T6">鄰道路改善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1347.5" calcext:value-type="float">
            <text:p><text:s/>1,348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後堀村山仔腳腳母寮排水支流改善工程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700" calcext:value-type="float">
            <text:p><text:s/>700 </text:p>
          </table:table-cell>
          <table:table-cell table:style-name="ce10" office:value-type="string" calcext:value-type="string">
            <text:p>水利工程<text:span text:style-name="T5">-</text:span><text:span text:style-name="T6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巨勝土木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頂潭段<text:span text:style-name="T5">15-3</text:span><text:span text:style-name="T6">地號農路</text:span><text:span text:style-name="T9">AC</text:span><text:span text:style-name="T6">路面改善工程</text:span></text:p>
          </table:table-cell>
          <table:table-cell table:style-name="ce5" office:value-type="string" calcext:value-type="string">
            <text:p>鹿草鄉</text:p>
          </table:table-cell>
          <table:table-cell table:style-name="ce14" office:value-type="float" office:value="420" calcext:value-type="float">
            <text:p><text:s/>420 </text:p>
          </table:table-cell>
          <table:table-cell table:style-name="ce14" office:value-type="float" office:value="400" calcext:value-type="float">
            <text:p><text:s/>4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光榮農地重劃區上溪洲小排<text:span text:style-name="T5">1-7</text:span><text:span text:style-name="T6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1500" calcext:value-type="float">
            <text:p><text:s/>1,5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內農路之整修及改善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啟舜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碧潭農地重劃區北路<text:span text:style-name="T5">7</text:span><text:span text:style-name="T6">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山下農地重劃區東路<text:span text:style-name="T5">55</text:span><text:span text:style-name="T6">東段北路</text:span><text:span text:style-name="T9">9</text:span><text:span text:style-name="T6">及鹿草農地重劃區</text:span><text:span text:style-name="T9">11</text:span><text:span text:style-name="T6">路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700" calcext:value-type="float">
            <text:p><text:s/>700 </text:p>
          </table:table-cell>
          <table:table-cell table:style-name="ce10" office:value-type="string" calcext:value-type="string">
            <text:p>其他公共工程<text:span text:style-name="T5">-</text:span><text:span text:style-name="T6">農地重劃區農水路維護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招標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鹿草老人活動中心對面庄內路面損壞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679" calcext:value-type="float">
            <text:p><text:s/>679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西井村平庄內路路面損壞</text:p>
          </table:table-cell>
          <table:table-cell table:style-name="ce5" office:value-type="string" calcext:value-type="string">
            <text:p>鹿草鄉</text:p>
          </table:table-cell>
          <table:table-cell table:style-name="ce14" office:value-type="float" office:value="437.5" calcext:value-type="float">
            <text:p><text:s/>438 </text:p>
          </table:table-cell>
          <table:table-cell table:style-name="ce14" office:value-type="float" office:value="400" calcext:value-type="float">
            <text:p><text:s/>4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碧潭村庄內排水暗溝改善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960" calcext:value-type="float">
            <text:p><text:s/>96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後寮村黃海洋邊等庄內路<text:span text:style-name="T5">(</text:span><text:span text:style-name="T6">後寮</text:span><text:span text:style-name="T9">1</text:span><text:span text:style-name="T6">號</text:span><text:span text:style-name="T9">)</text:span></text:p>
          </table:table-cell>
          <table:table-cell table:style-name="ce5" office:value-type="string" calcext:value-type="string">
            <text:p>鹿草鄉</text:p>
          </table:table-cell>
          <table:table-cell table:style-name="ce14" office:value-type="float" office:value="125" calcext:value-type="float">
            <text:p><text:s/>125 </text:p>
          </table:table-cell>
          <table:table-cell table:style-name="ce14" office:value-type="float" office:value="120" calcext:value-type="float">
            <text:p><text:s/>12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重寮村蔡登財等庄內路<text:span text:style-name="T5">(</text:span><text:span text:style-name="T6">中寮</text:span><text:span text:style-name="T9">128</text:span><text:span text:style-name="T6">號之</text:span><text:span text:style-name="T9">3)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300" calcext:value-type="float">
            <text:p><text:s/>3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鹿草村新安宮前鋪面破損改善工程</text:p>
          </table:table-cell>
          <table:table-cell table:style-name="ce5" office:value-type="string" calcext:value-type="string">
            <text:p>鹿草鄉</text:p>
          </table:table-cell>
          <table:table-cell table:style-name="ce14" office:value-type="float" office:value="304.8" calcext:value-type="float">
            <text:p><text:s/>305 </text:p>
          </table:table-cell>
          <table:table-cell table:style-name="ce14" office:value-type="float" office:value="300" calcext:value-type="float">
            <text:p><text:s/>3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楊秀玉</text:p>
          </table:table-cell>
          <table:table-cell table:style-name="ce10" office:value-type="string" calcext:value-type="string">
            <text:p>鹿草鄉下潭段<text:span text:style-name="T5">116-1</text:span><text:span text:style-name="T6">等地號擋土牆排水溝改善工程</text:span></text:p>
          </table:table-cell>
          <table:table-cell table:style-name="ce5" office:value-type="string" calcext:value-type="string">
            <text:p>鹿草鄉</text:p>
          </table:table-cell>
          <table:table-cell table:number-columns-repeated="2"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鹿草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0" office:value-type="string" calcext:value-type="string">
            <text:p>梅北段地號<text:span text:style-name="T5">1431</text:span><text:span text:style-name="T6">地號擋土牆改善工程</text:span>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150" calcext:value-type="float">
            <text:p><text:s/>15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0" office:value-type="string" calcext:value-type="string">
            <text:p>好收竹圍后段<text:span text:style-name="T5">32-33</text:span><text:span text:style-name="T6">號旁產業道路工程</text:span></text:p>
          </table:table-cell>
          <table:table-cell table:style-name="ce5" office:value-type="string" calcext:value-type="string">
            <text:p>民雄鄉</text:p>
          </table:table-cell>
          <table:table-cell table:number-columns-repeated="2" table:style-name="ce14" office:value-type="float" office:value="350" calcext:value-type="float">
            <text:p><text:s/>35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0" office:value-type="string" calcext:value-type="string">
            <text:p>大林鎮大美里大埔美段<text:span text:style-name="T5">1543</text:span><text:span text:style-name="T6">地號農路改善工程</text:span></text:p>
          </table:table-cell>
          <table:table-cell table:style-name="ce5" office:value-type="string" calcext:value-type="string">
            <text:p>大林鎮</text:p>
          </table:table-cell>
          <table:table-cell table:number-columns-repeated="2" table:style-name="ce14" office:value-type="float" office:value="960" calcext:value-type="float">
            <text:p><text:s/>96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大林鎮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0" office:value-type="string" calcext:value-type="string">
            <text:p>梅山鄉過山村螞蟻壟路面排水改善工程</text:p>
          </table:table-cell>
          <table:table-cell table:style-name="ce5" office:value-type="string" calcext:value-type="string">
            <text:p>梅山鄉</text:p>
          </table:table-cell>
          <table:table-cell table:number-columns-repeated="2" table:style-name="ce14" office:value-type="float" office:value="210" calcext:value-type="float">
            <text:p><text:s/>21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梅山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葉和平</text:p>
          </table:table-cell>
          <table:table-cell table:style-name="ce10" office:value-type="string" calcext:value-type="string">
            <text:p>慈雲宮旁聯絡道路改善工程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4" office:value-type="float" office:value="220" calcext:value-type="float">
            <text:p><text:s/>22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詹金繪</text:p>
          </table:table-cell>
          <table:table-cell table:style-name="ce10" office:value-type="string" calcext:value-type="string">
            <text:p>溪口鄉柳溝村南靖厝路面破損改善</text:p>
          </table:table-cell>
          <table:table-cell table:style-name="ce5" office:value-type="string" calcext:value-type="string">
            <text:p>溪口鄉</text:p>
          </table:table-cell>
          <table:table-cell table:number-columns-repeated="2" table:style-name="ce14" office:value-type="float" office:value="973.5" calcext:value-type="float">
            <text:p><text:s/>974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溪口鄉公所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設計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三界埔段<text:span text:style-name="T5">307-14</text:span><text:span text:style-name="T6">等</text:span><text:span text:style-name="T9">6</text:span><text:span text:style-name="T6">筆地號農路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800" calcext:value-type="float">
            <text:p><text:s/>8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三界埔段<text:span text:style-name="T5">496</text:span><text:span text:style-name="T6">地號等農路改善工程</text:span></text:p>
          </table:table-cell>
          <table:table-cell table:style-name="ce5" office:value-type="string" calcext:value-type="string">
            <text:p>水上鄉</text:p>
          </table:table-cell>
          <table:table-cell table:style-name="ce14" office:value-type="float" office:value="250" calcext:value-type="float">
            <text:p><text:s/>250 </text:p>
          </table:table-cell>
          <table:table-cell table:style-name="ce14" office:value-type="float" office:value="350" calcext:value-type="float">
            <text:p><text:s/>35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義興村紅毛寮土地公廟前道路拓寬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50" calcext:value-type="float">
            <text:p><text:s/>15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嘉<text:span text:style-name="T5">175</text:span><text:span text:style-name="T6">線</text:span><text:span text:style-name="T9">3k+900(</text:span><text:span text:style-name="T6">中義路</text:span><text:span text:style-name="T9">150</text:span><text:span text:style-name="T6">號附近</text:span><text:span text:style-name="T9">)</text:span><text:span text:style-name="T6">路面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284" calcext:value-type="float">
            <text:p><text:s/>284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水上村中華路<text:span text:style-name="T5">461</text:span><text:span text:style-name="T6">巷</text:span><text:span text:style-name="T9">23</text:span><text:span text:style-name="T6">號</text:span><text:span text:style-name="T9">(</text:span><text:span text:style-name="T6">鎧隆畜牧場</text:span><text:span text:style-name="T9">)</text:span><text:span text:style-name="T6">附近道路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75" calcext:value-type="float">
            <text:p><text:s/>175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三和村頂寮<text:span text:style-name="T5">1</text:span><text:span text:style-name="T6">號之</text:span><text:span text:style-name="T9">20</text:span><text:span text:style-name="T6">附近道路拓寬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590" calcext:value-type="float">
            <text:p><text:s/>1,59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嘉<text:span text:style-name="T5">137</text:span><text:span text:style-name="T6">線</text:span><text:span text:style-name="T9">0k+300(</text:span><text:span text:style-name="T6">鎮北宮段</text:span><text:span text:style-name="T9">)</text:span><text:span text:style-name="T6">路面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720" calcext:value-type="float">
            <text:p><text:s/>72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大崙村大崙國小附近路面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390" calcext:value-type="float">
            <text:p><text:s/>1,39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忠和國小前路面改善工程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22" calcext:value-type="float">
            <text:p><text:s/>122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嘉靖和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柳仔林<text:span text:style-name="T5">361</text:span><text:span text:style-name="T6">號邊道路排水修復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84" calcext:value-type="float">
            <text:p><text:s/>84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高正豐營造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中正路<text:span text:style-name="T5">155</text:span><text:span text:style-name="T6">巷</text:span><text:span text:style-name="T9">28</text:span><text:span text:style-name="T6">弄</text:span><text:span text:style-name="T9">2</text:span><text:span text:style-name="T6">號附近路面維護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460" calcext:value-type="float">
            <text:p><text:s/>46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嘉<text:span text:style-name="T5">175</text:span><text:span text:style-name="T6">線</text:span><text:span text:style-name="T9">2k+600</text:span><text:span text:style-name="T6">附近路面淤土清除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18.9" calcext:value-type="float">
            <text:p><text:s/>19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小額採購</text:p>
          </table:table-cell>
          <table:table-cell table:style-name="ce5" office:value-type="string" calcext:value-type="string">
            <text:p>伍貳零商行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劉敬祥</text:p>
          </table:table-cell>
          <table:table-cell table:style-name="ce10" office:value-type="string" calcext:value-type="string">
            <text:p>水上鄉國姓村三界埔<text:span text:style-name="T5">104</text:span><text:span text:style-name="T6">號之</text:span><text:span text:style-name="T9">25</text:span><text:span text:style-name="T6">附近排水改善工程</text:span></text:p>
          </table:table-cell>
          <table:table-cell table:style-name="ce5" office:value-type="string" calcext:value-type="string">
            <text:p>水上鄉</text:p>
          </table:table-cell>
          <table:table-cell table:number-columns-repeated="2" table:style-name="ce14" office:value-type="float" office:value="66" calcext:value-type="float">
            <text:p><text:s/>66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0" office:value-type="string" calcext:value-type="string">
            <text:p>竹崎鄉灣橋段下厝坑排水改善工程</text:p>
          </table:table-cell>
          <table:table-cell table:style-name="ce5" office:value-type="string" calcext:value-type="string">
            <text:p>竹崎鄉</text:p>
          </table:table-cell>
          <table:table-cell table:style-name="ce14" office:value-type="float" office:value="900" calcext:value-type="float">
            <text:p><text:s/>900 </text:p>
          </table:table-cell>
          <table:table-cell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水利工程<text:span text:style-name="T5">-</text:span><text:span text:style-name="T6">防洪及灌溉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致勝營造</text:p>
          </table:table-cell>
          <table:table-cell table:number-columns-repeated="1015"/>
        </table:table-row>
        <table:table-row table:style-name="ro7">
          <table:table-cell table:style-name="ce5" office:value-type="string" calcext:value-type="string">
            <text:p>羅士洋</text:p>
          </table:table-cell>
          <table:table-cell table:style-name="ce10" office:value-type="string" calcext:value-type="string">
            <text:p>中崙村、東興村、三層村、深坑村、澐水村、頂埔村、同仁村、石硦村、灣潭村等村產業道路工程</text:p>
          </table:table-cell>
          <table:table-cell table:style-name="ce5" office:value-type="string" calcext:value-type="string">
            <text:p>中埔鄉</text:p>
          </table:table-cell>
          <table:table-cell table:style-name="ce14" office:value-type="float" office:value="4500" calcext:value-type="float">
            <text:p><text:s/>4,500 </text:p>
          </table:table-cell>
          <table:table-cell table:style-name="ce14" office:value-type="float" office:value="4000" calcext:value-type="float">
            <text:p><text:s/>4,0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0" office:value-type="string" calcext:value-type="string">
            <text:p>內甕段地號<text:span text:style-name="T5">689-94</text:span><text:span text:style-name="T6">、</text:span><text:span text:style-name="T9">686-203</text:span><text:span text:style-name="T6">旁擋土牆工程</text:span></text:p>
          </table:table-cell>
          <table:table-cell table:style-name="ce5" office:value-type="string" calcext:value-type="string">
            <text:p>番路鄉</text:p>
          </table:table-cell>
          <table:table-cell table:style-name="ce14" office:value-type="float" office:value="1000" calcext:value-type="float">
            <text:p><text:s/>1,000 </text:p>
          </table:table-cell>
          <table:table-cell table:style-name="ce14" office:value-type="float" office:value="500" calcext:value-type="float">
            <text:p><text:s/>500 </text:p>
          </table:table-cell>
          <table:table-cell table:style-name="ce10" office:value-type="string" calcext:value-type="string">
            <text:p>其他公共工程<text:span text:style-name="T5">-</text:span><text:span text:style-name="T6">治山防洪及養護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未完成發包</text:p>
          </table:table-cell>
          <table:table-cell table:number-columns-repeated="1015"/>
        </table:table-row>
        <table:table-row table:style-name="ro8">
          <table:table-cell table:style-name="ce5" office:value-type="string" calcext:value-type="string">
            <text:p>羅士洋</text:p>
          </table:table-cell>
          <table:table-cell table:style-name="ce10" office:value-type="string" calcext:value-type="string">
            <text:p>中埔鄉中埔村、隆興村、義仁村、金蘭村、富收村、和興村、和美村、義仁村、裕民村及龍門村村里<text:span text:style-name="T5">AC</text:span><text:span text:style-name="T6">、</text:span><text:span text:style-name="T9">RC</text:span><text:span text:style-name="T6">道路工程</text:span></text:p>
          </table:table-cell>
          <table:table-cell table:style-name="ce5" office:value-type="string" calcext:value-type="string">
            <text:p>中埔鄉</text:p>
          </table:table-cell>
          <table:table-cell table:style-name="ce14" office:value-type="float" office:value="6000" calcext:value-type="float">
            <text:p><text:s/>6,000 </text:p>
          </table:table-cell>
          <table:table-cell table:style-name="ce14" office:value-type="float" office:value="2500" calcext:value-type="float">
            <text:p><text:s/>2,500 </text:p>
          </table:table-cell>
          <table:table-cell table:style-name="ce10" office:value-type="string" calcext:value-type="string">
            <text:p>道路橋樑工程<text:span text:style-name="T5">-</text:span><text:span text:style-name="T6">縣鄉公路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</table:table-cell>
          <table:table-cell table:style-name="ce5" office:value-type="string" calcext:value-type="string">
            <text:p>發包中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羅士洋</text:p>
          </table:table-cell>
          <table:table-cell table:style-name="ce10" office:value-type="string" calcext:value-type="string">
            <text:p>竹崎鄉中和村消防隊旁道路鋪面改善工程</text:p>
          </table:table-cell>
          <table:table-cell table:style-name="ce5" office:value-type="string" calcext:value-type="string">
            <text:p>竹崎鄉</text:p>
          </table:table-cell>
          <table:table-cell table:style-name="ce14" office:value-type="float" office:value="360" calcext:value-type="float">
            <text:p><text:s/>360 </text:p>
          </table:table-cell>
          <table:table-cell table:style-name="ce14" office:value-type="float" office:value="180" calcext:value-type="float">
            <text:p><text:s/>180 </text:p>
          </table:table-cell>
          <table:table-cell table:style-name="ce10" office:value-type="string" calcext:value-type="string">
            <text:p>道路橋樑工程<text:span text:style-name="T5">-</text:span><text:span text:style-name="T6">縣鄉公路保養工程</text:span></text:p>
          </table:table-cell>
          <table:table-cell table:style-name="ce5" office:value-type="string" calcext:value-type="string">
            <text:p>嘉義縣政府</text:p>
          </table:table-cell>
          <table:table-cell table:style-name="ce5" office:value-type="string" calcext:value-type="string">
            <text:p>公開招標</text:p>
            <text:p>開口契約</text:p>
          </table:table-cell>
          <table:table-cell table:style-name="ce5" office:value-type="string" calcext:value-type="string">
            <text:p>慶禹營造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3" table:number-rows-spanned="1">
            <text:p>合<text:span text:style-name="T5">          </text:span><text:span text:style-name="T6">計</text:span></text:p>
          </table:table-cell>
          <table:covered-table-cell table:number-columns-repeated="2" table:style-name="ce11"/>
          <table:table-cell table:style-name="ce14" table:formula="of:=SUM([.D6:.D92])" office:value-type="float" office:value="66745.718" calcext:value-type="float">
            <text:p><text:s/>66,746 </text:p>
          </table:table-cell>
          <table:table-cell table:style-name="ce14" table:formula="of:=SUM([.E6:.E92])" office:value-type="float" office:value="60243.418" calcext:value-type="float">
            <text:p><text:s/>60,243 </text:p>
          </table:table-cell>
          <table:table-cell table:style-name="ce16"/>
          <table:table-cell table:style-name="ce14" table:number-columns-repeated="3"/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3"/>
          <table:table-cell table:style-name="ce15" table:number-columns-repeated="2"/>
          <table:table-cell table:number-columns-repeated="1019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議員4.$A$1" table:cell-range-address="$議員4.$A$1:.$I$93" table:range-usable-as="print-range"/>
          <table:named-range table:name="Excel_BuiltIn_Print_Titles" table:base-cell-address="$議員4.$A$1" table:cell-range-address="$議員4.$A$1:.$AMJ$5" table:range-usable-as="repeat-column repeat-row"/>
          <table:named-range table:name="Excel_BuiltIn__FilterDatabase" table:base-cell-address="$議員4.$A$1" table:cell-range-address="$議員4.$A$5:.$I$93"/>
        </table:named-expressions>
      </table:table>
      <table:named-expressions/>
      <table:database-ranges>
        <table:database-range table:name="__Anonymous_Sheet_DB__0" table:target-range-address="議員4.A5:議員4.I9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</number:number-style>
    <number:number-style style:name="N157">
      <number:text>-NT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NT$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NT$</number:text>
      <number:number number:decimal-places="2" loext:min-decimal-places="2" number:min-integer-digits="1" number:grouping="true"/>
    </number:number-style>
    <number:number-style style:name="N159">
      <number:text>-NT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NT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NT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loext:min-decimal-places="0" number:min-integer-digits="1" number:grouping="true"/>
      <number:text> </number:text>
    </number:number-style>
    <number:percentage-style style:name="N170">
      <number:number number:decimal-places="1" loext:min-decimal-places="1" number:min-integer-digits="1"/>
      <number:text>%</number:text>
    </number:percentage-style>
    <number:number-style style:name="N17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loext:min-decimal-places="1" number:min-integer-digits="1" number:grouping="true"/>
      <number:text> </number:text>
    </number:number-style>
    <number:number-style style:name="N173">
      <number:number number:decimal-places="2" loext:min-decimal-places="2" number:min-integer-digits="1" number:grouping="true"/>
      <number:text> </number:text>
    </number:number-style>
    <number:number-style style:name="N174">
      <number:number number:decimal-places="3" loext:min-decimal-places="3" number:min-integer-digits="1" number:grouping="true"/>
      <number:text> </number:text>
    </number:number-style>
    <number:number-style style:name="N17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4" loext:min-decimal-places="4" number:min-integer-digits="1" number:grouping="true"/>
      <number:text> </number:text>
    </number:number-style>
    <number:number-style style:name="N177">
      <number:number number:decimal-places="2" loext:min-decimal-places="2" number:min-integer-digits="1" number:grouping="true" number:display-factor="1000"/>
    </number:number-style>
    <number:number-style style:name="N178">
      <number:number number:decimal-places="2" loext:min-decimal-places="2" number:min-integer-digits="1" number:grouping="true" number:display-factor="1000"/>
      <number:text> </number:text>
    </number:number-style>
    <number:number-style style:name="N179">
      <number:number number:decimal-places="3" loext:min-decimal-places="3" number:min-integer-digits="1" number:grouping="true" number:display-factor="1000"/>
      <number:text> </number:text>
    </number:number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3" loext:min-decimal-places="3" number:min-integer-digits="1" number:grouping="true" number:display-factor="1000"/>
    </number:number-style>
    <number:number-style style:name="N182">
      <number:number number:decimal-places="1" loext:min-decimal-places="1" number:min-integer-digits="1" number:grouping="true" number:display-factor="1000"/>
    </number:number-style>
    <number:number-style style:name="N183">
      <number:number number:decimal-places="0" loext:min-decimal-places="0" number:min-integer-digits="1" number:grouping="true" number:display-factor="100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4P0"/>
    </number:number-style>
    <number:number-style style:name="N185">
      <number:number number:decimal-places="1" loext:min-decimal-places="1" number:min-integer-digits="1"/>
      <number:text> </number:text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7P2" style:volatile="true">
      <loext:text> </loext:text>
      <loext:fill-character> </loext:fill-character>
      <number:text>-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2" loext:min-decimal-places="2" number:min-integer-digits="1"/>
      <number:text> </number:text>
    </number:number-style>
    <number:number-style style:name="N189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9P0"/>
    </number:number-style>
    <number:number-style style:name="N190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92">
      <number:month/>
      <number:text>月</number:text>
      <number:day/>
      <number:text>日</number:text>
    </number:date-style>
    <number:number-style style:name="N19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3P2" style:volatile="true">
      <loext:text> </loext:text>
      <loext:fill-character> </loext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/>
      <number:text> </number:text>
    </number:number-style>
    <number:number-style style:name="N195">
      <number:number number:decimal-places="3" loext:min-decimal-places="3" number:min-integer-digits="1"/>
      <number:text> </number:text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">
      <style:text-properties fo:color="#ff0000"/>
      <number:number number:decimal-places="0" loext:min-decimal-places="0" number:min-integer-digits="1" number:grouping="true"/>
      <style:map style:condition="value()&gt;=0" style:apply-style-name="N196P0"/>
    </number:number-style>
    <number:percentage-style style:name="N197">
      <number:number number:decimal-places="4" loext:min-decimal-places="4" number:min-integer-digits="1"/>
      <number:text>%</number:text>
    </number:percentage-style>
    <number:number-style style:name="N198P0" style:volatile="true">
      <number:number number:decimal-places="0" loext:min-decimal-places="0" number:min-integer-digits="1"/>
      <number:text> </number:text>
    </number:number-style>
    <number:number-style style:name="N198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8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Helv" fo:font-family="Helv" style:font-family-generic="swiss" style:font-pitch="variable" style:font-name-asian="微軟正黑體" style:font-family-asian="微軟正黑體" style:font-family-generic-asian="system" style:font-pitch-asian="variable" style:font-name-complex="Helv" style:font-family-complex="Helv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合計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5pt" fo:font-style="normal" fo:text-shadow="none" style:text-underline-style="none" fo:font-weight="bold" style:font-name-asian="新細明體" style:font-family-asian="新細明體" style:font-family-generic-asian="roman" style:font-pitch-asian="variable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3pt" fo:font-style="normal" fo:text-shadow="none" style:text-underline-style="none" fo:font-weight="bold" style:font-name-asian="新細明體" style:font-family-asian="新細明體" style:font-family-generic-asian="roman" style:font-pitch-asian="variable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1pt" fo:font-style="normal" fo:text-shadow="none" style:text-underline-style="none" fo:font-weight="bold" style:font-name-asian="新細明體" style:font-family-asian="新細明體" style:font-family-generic-asian="roman" style:font-pitch-asian="variable" style:font-size-asian="11pt" style:font-style-asian="normal" style:font-weight-asian="bold" style:font-size-complex="11pt" style:font-style-complex="normal" style:font-weight-complex="bold"/>
    </style:style>
    <style:style style:name="標題_20_5" style:display-name="標題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新細明體" fo:font-family="新細明體" style:font-family-generic="roman" style:font-pitch="variable" fo:font-size="18pt" fo:font-style="normal" fo:text-shadow="none" style:text-underline-style="none" fo:font-weight="bold" style:font-name-asian="新細明體" style:font-family-asian="新細明體" style:font-family-generic-asian="roman" style:font-pitch-asian="variable" style:font-size-asian="18pt" style:font-style-asian="normal" style:font-weight-asian="bold" style:font-size-complex="18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百分比_20_2" style:display-name="百分比 2" style:family="table-cell" style:parent-style-name="Default" style:data-style-name="N10">
      <style:table-cell-properties fo:padding="0.71mm"/>
    </style:style>
    <style:style style:name="計算方式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italic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貨幣_20_2" style:display-name="貨幣 2" style:family="table-cell" style:parent-style-name="Default" style:data-style-name="N152">
      <style:table-cell-properties fo:padding="0.71mm"/>
    </style:style>
    <style:style style:name="輔色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bold" style:font-name-asian="新細明體" style:font-family-asian="新細明體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4.99mm" fo:margin-left="4.99mm" fo:margin-right="4.99mm" style:first-page-number="continue" style:scale-to="90%" style:table-centering="horizontal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>
        <text:p><text:span text:style-name="MT1"><text:page-number>1</text:page-number></text:span><text:span text:style-name="MT1">/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行政院主計處第一局</meta:initial-creator>
    <meta:creation-date>2001-01-31T14:15:04</meta:creation-date>
    <dc:creator>user</dc:creator>
    <dc:date>2014-07-17T09:11:36</dc:date>
    <meta:print-date>2014-07-16T09:38:30</meta:print-date>
    <meta:document-statistic meta:table-count="1" meta:cell-count="801" meta:object-count="0"/>
    <meta:generator>LibreOffice/5.1.2.2$Windows_x86 LibreOffice_project/d3bf12ecb743fc0d20e0be0c58ca359301eb705f</meta:generator>
    <meta:user-defined meta:name="_AdHocReviewCycleID" meta:value-type="float">411143151</meta:user-defined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 meta:value-type="string"/>
  </office:meta>
</office:document-meta>
</file>